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01.77pt" svg:height="456.26pt" svg:x="522.99pt" svg:y="0pt">
            <loext:p draw:notify-on-update-of-ranges="Sheet1.A4:Sheet1.A12 Sheet1.B4:Sheet1.B12 Sheet1.A4:Sheet1.A12 Sheet1.C4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UMB MT</text:p>
          </table:table-cell>
          <table:table-cell table:style-name="ce1" office:value-type="string" calcext:value-type="string">
            <text:p>INDEX MT</text:p>
          </table:table-cell>
          <table:table-cell table:style-name="ce1" office:value-type="string" calcext:value-type="string">
            <text:p>THUMB ER</text:p>
          </table:table-cell>
          <table:table-cell table:style-name="ce1" office:value-type="string" calcext:value-type="string">
            <text:p>INDEX ER</text:p>
          </table:table-cell>
          <table:table-cell/>
          <table:table-cell table:style-name="ce1" office:value-type="string" calcext:value-type="string">
            <text:p>THUMB A AND B</text:p>
          </table:table-cell>
          <table:table-cell table:number-columns-repeated="8"/>
        </table:table-row>
        <table:table-row table:style-name="ro1">
          <table:table-cell office:value-type="float" office:value="0.616671360448494" calcext:value-type="float">
            <text:p>0.616671360448494</text:p>
          </table:table-cell>
          <table:table-cell office:value-type="float" office:value="997.59" calcext:value-type="float">
            <text:p>997.59</text:p>
          </table:table-cell>
          <table:table-cell office:value-type="float" office:value="943.41" calcext:value-type="float">
            <text:p>943.4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: 86.65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.44" calcext:value-type="float">
            <text:p>1051.44</text:p>
          </table:table-cell>
          <table:table-cell office:value-type="float" office:value="963.2" calcext:value-type="float">
            <text:p>963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: 935.273</text:p>
          </table:table-cell>
          <table:table-cell table:number-columns-repeated="8"/>
        </table:table-row>
        <table:table-row table:style-name="ro1">
          <table:table-cell office:value-type="float" office:value="1.04730571477836" calcext:value-type="float">
            <text:p>1.04730571477836</text:p>
          </table:table-cell>
          <table:table-cell office:value-type="float" office:value="987.85" calcext:value-type="float">
            <text:p>987.85</text:p>
          </table:table-cell>
          <table:table-cell office:value-type="float" office:value="933.19" calcext:value-type="float">
            <text:p>933.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T: 86.657 + <text:span text:style-name="T1">935.273 * ID</text:span></text:p>
          </table:table-cell>
          <table:table-cell table:number-columns-repeated="8"/>
        </table:table-row>
        <table:table-row table:style-name="ro1">
          <table:table-cell office:value-type="float" office:value="1.49476469174958" calcext:value-type="float">
            <text:p>1.49476469174958</text:p>
          </table:table-cell>
          <table:table-cell office:value-type="float" office:value="1115.21" calcext:value-type="float">
            <text:p>1115.21</text:p>
          </table:table-cell>
          <table:table-cell office:value-type="float" office:value="1031.93" calcext:value-type="float">
            <text:p>1031.93</text:p>
          </table:table-cell>
          <table:table-cell office:value-type="float" office:value="0.39" calcext:value-type="float">
            <text:p>0.3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TP: (ID / MT)</text:p>
          </table:table-cell>
          <table:table-cell table:number-columns-repeated="8"/>
        </table:table-row>
        <table:table-row table:style-name="ro1">
          <table:table-cell office:value-type="float" office:value="1.51937415909358" calcext:value-type="float">
            <text:p>1.51937415909358</text:p>
          </table:table-cell>
          <table:table-cell office:value-type="float" office:value="1014.95" calcext:value-type="float">
            <text:p>1014.95</text:p>
          </table:table-cell>
          <table:table-cell office:value-type="float" office:value="950.61" calcext:value-type="float">
            <text:p>950.6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.58496250072116" calcext:value-type="float">
            <text:p>1.58496250072116</text:p>
          </table:table-cell>
          <table:table-cell office:value-type="float" office:value="1087.65" calcext:value-type="float">
            <text:p>1087.65</text:p>
          </table:table-cell>
          <table:table-cell office:value-type="float" office:value="994.76" calcext:value-type="float">
            <text:p>994.76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float" office:value="2.16992500144231" calcext:value-type="float">
            <text:p>2.16992500144231</text:p>
          </table:table-cell>
          <table:table-cell office:value-type="float" office:value="1089.59" calcext:value-type="float">
            <text:p>1089.59</text:p>
          </table:table-cell>
          <table:table-cell office:value-type="float" office:value="1006.15" calcext:value-type="float">
            <text:p>1006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string" calcext:value-type="string">
            <text:p>INDEX A AND B</text:p>
          </table:table-cell>
          <table:table-cell table:number-columns-repeated="8"/>
        </table:table-row>
        <table:table-row table:style-name="ro1">
          <table:table-cell office:value-type="float" office:value="2.2129937233342" calcext:value-type="float">
            <text:p>2.2129937233342</text:p>
          </table:table-cell>
          <table:table-cell office:value-type="float" office:value="1126.76" calcext:value-type="float">
            <text:p>1126.76</text:p>
          </table:table-cell>
          <table:table-cell office:value-type="float" office:value="1055.13" calcext:value-type="float">
            <text:p>1055.13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: 73.309</text:p>
          </table:table-cell>
          <table:table-cell table:number-columns-repeated="8"/>
        </table:table-row>
        <table:table-row table:style-name="ro1">
          <table:table-cell office:value-type="float" office:value="2.88041838424733" calcext:value-type="float">
            <text:p>2.88041838424733</text:p>
          </table:table-cell>
          <table:table-cell office:value-type="float" office:value="1205.24" calcext:value-type="float">
            <text:p>1205.24</text:p>
          </table:table-cell>
          <table:table-cell office:value-type="float" office:value="1109" calcext:value-type="float">
            <text:p>1109</text:p>
          </table:table-cell>
          <table:table-cell office:value-type="float" office:value="0.47" calcext:value-type="float">
            <text:p>0.4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B: 880.272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MT: 73.309 + 880.272 * ID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P: (ID / MT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47:36.411000000</meta:creation-date>
    <dc:date>2019-02-03T20:35:36.994000000</dc:date>
    <meta:editing-duration>PT17M8S</meta:editing-duration>
    <meta:editing-cycles>2</meta:editing-cycles>
    <meta:generator>LibreOffice/5.3.2.2$Windows_x86 LibreOffice_project/6cd4f1ef626f15116896b1d8e1398b56da0d0ee1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0" chart:maximum="1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 draw:opacity="46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3cm" svg:height="16.097cm" xlink:href=".." xlink:type="simple" chart:class="chart:scatter" chart:style-name="ch1">
        <chart:title svg:x="7.238cm" svg:y="0.456cm" chart:style-name="ch2">
          <text:p>Thumb vs. Index Finger Tap Time</text:p>
        </chart:title>
        <chart:legend chart:legend-position="end" svg:x="17.69cm" svg:y="7.108cm" style:legend-expansion="high" chart:style-name="ch3"/>
        <chart:plot-area chart:style-name="ch4" table:cell-range-address="Sheet1.A4:Sheet1.C12" chart:data-source-has-labels="both" svg:x="1.383cm" svg:y="1.53cm" svg:width="15.883cm" svg:height="13.317cm">
          <chartooo:coordinate-region svg:x="2.19cm" svg:y="1.53cm" svg:width="14.797cm" svg:height="12.723cm"/>
          <chart:axis chart:dimension="x" chart:name="primary-x" chart:style-name="ch5">
            <chart:title svg:x="8.05cm" svg:y="15.168cm" chart:style-name="ch6">
              <text:p>Index of Difficulty</text:p>
            </chart:title>
          </chart:axis>
          <chart:axis chart:dimension="y" chart:name="primary-y" chart:style-name="ch7">
            <chart:title svg:x="0.451cm" svg:y="9.648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1.B4:Sheet1.B12" loext:label-string="thumb" chart:class="chart:scatter">
            <chart:domain table:cell-range-address="Sheet1.A4:Sheet1.A12"/>
            <chart:regression-curve chart:style-name="ch11">
              <chart:equation chart:display-equation="true" chart:display-r-square="true" svg:x="3.769cm" svg:y="2.754cm"/>
            </chart:regression-curve>
            <chart:data-point chart:repeated="9"/>
          </chart:series>
          <chart:series chart:style-name="ch12" chart:values-cell-range-address="Sheet1.C4:Sheet1.C12" loext:label-string="index" chart:class="chart:scatter">
            <chart:regression-curve chart:style-name="ch13">
              <chart:equation chart:display-equation="true" chart:display-r-square="true" svg:x="8.488cm" svg:y="7.044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umb</text:p>
              </table:table-cell>
              <table:table-cell office:value-type="string">
                <text:p>index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16671360448494">
                <text:p>0.616671360448494</text:p>
                <draw:g>
                  <svg:desc>Sheet1.A4:Sheet1.A12</svg:desc>
                </draw:g>
              </table:table-cell>
              <table:table-cell office:value-type="float" office:value="997.59">
                <text:p>997.59</text:p>
                <draw:g>
                  <svg:desc>Sheet1.B4:Sheet1.B12</svg:desc>
                </draw:g>
              </table:table-cell>
              <table:table-cell office:value-type="float" office:value="943.41">
                <text:p>943.41</text:p>
                <draw:g>
                  <svg:desc>Sheet1.C4:Sheet1.C12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051.44">
                <text:p>1051.44</text:p>
              </table:table-cell>
              <table:table-cell office:value-type="float" office:value="963.2">
                <text:p>963.2</text:p>
              </table:table-cell>
            </table:table-row>
            <table:table-row>
              <table:table-cell office:value-type="string"/>
              <table:table-cell office:value-type="float" office:value="1.04730571477836">
                <text:p>1.04730571477836</text:p>
              </table:table-cell>
              <table:table-cell office:value-type="float" office:value="987.85">
                <text:p>987.85</text:p>
              </table:table-cell>
              <table:table-cell office:value-type="float" office:value="933.19">
                <text:p>933.19</text:p>
              </table:table-cell>
            </table:table-row>
            <table:table-row>
              <table:table-cell office:value-type="string"/>
              <table:table-cell office:value-type="float" office:value="1.49476469174958">
                <text:p>1.49476469174958</text:p>
              </table:table-cell>
              <table:table-cell office:value-type="float" office:value="1115.21">
                <text:p>1115.21</text:p>
              </table:table-cell>
              <table:table-cell office:value-type="float" office:value="1031.93">
                <text:p>1031.93</text:p>
              </table:table-cell>
            </table:table-row>
            <table:table-row>
              <table:table-cell office:value-type="string"/>
              <table:table-cell office:value-type="float" office:value="1.51937415909358">
                <text:p>1.51937415909358</text:p>
              </table:table-cell>
              <table:table-cell office:value-type="float" office:value="1014.95">
                <text:p>1014.95</text:p>
              </table:table-cell>
              <table:table-cell office:value-type="float" office:value="950.61">
                <text:p>950.61</text:p>
              </table:table-cell>
            </table:table-row>
            <table:table-row>
              <table:table-cell office:value-type="string"/>
              <table:table-cell office:value-type="float" office:value="1.58496250072116">
                <text:p>1.58496250072116</text:p>
              </table:table-cell>
              <table:table-cell office:value-type="float" office:value="1087.65">
                <text:p>1087.65</text:p>
              </table:table-cell>
              <table:table-cell office:value-type="float" office:value="994.76">
                <text:p>994.76</text:p>
              </table:table-cell>
            </table:table-row>
            <table:table-row>
              <table:table-cell office:value-type="string"/>
              <table:table-cell office:value-type="float" office:value="2.16992500144231">
                <text:p>2.16992500144231</text:p>
              </table:table-cell>
              <table:table-cell office:value-type="float" office:value="1089.59">
                <text:p>1089.59</text:p>
              </table:table-cell>
              <table:table-cell office:value-type="float" office:value="1006.15">
                <text:p>1006.15</text:p>
              </table:table-cell>
            </table:table-row>
            <table:table-row>
              <table:table-cell office:value-type="string"/>
              <table:table-cell office:value-type="float" office:value="2.2129937233342">
                <text:p>2.2129937233342</text:p>
              </table:table-cell>
              <table:table-cell office:value-type="float" office:value="1126.76">
                <text:p>1126.76</text:p>
              </table:table-cell>
              <table:table-cell office:value-type="float" office:value="1055.13">
                <text:p>1055.13</text:p>
              </table:table-cell>
            </table:table-row>
            <table:table-row>
              <table:table-cell office:value-type="string"/>
              <table:table-cell office:value-type="float" office:value="2.88041838424733">
                <text:p>2.88041838424733</text:p>
              </table:table-cell>
              <table:table-cell office:value-type="float" office:value="1205.24">
                <text:p>1205.24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